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A000000F23BD44D5A.svm" manifest:media-type=""/>
  <manifest:file-entry manifest:full-path="Pictures/2000000100000F5C000003AA34D2C558.svm" manifest:media-type=""/>
  <manifest:file-entry manifest:full-path="Pictures/20000001000001EB000000F6F73EDAEE.svm" manifest:media-type=""/>
  <manifest:file-entry manifest:full-path="Pictures/20000001000002500000013934FC2C3D.svm" manifest:media-type=""/>
  <manifest:file-entry manifest:full-path="Pictures/2000001F00004F1D00003B56BDD1FC3A.wmf" manifest:media-type=""/>
  <manifest:file-entry manifest:full-path="Pictures/10000000000000200000002000309F1C.png" manifest:media-type="image/png"/>
  <manifest:file-entry manifest:full-path="Pictures/20000001000001C90000013EC275EA40.svm" manifest:media-type=""/>
  <manifest:file-entry manifest:full-path="Pictures/20000001000001C50000013E013E3BEB.svm" manifest:media-type=""/>
  <manifest:file-entry manifest:full-path="Pictures/2000000100000099000000F23ECEBF7C.svm" manifest:media-type=""/>
  <manifest:file-entry manifest:full-path="Pictures/20000001000005B60000084410C54D62.svm" manifest:media-type=""/>
  <manifest:file-entry manifest:full-path="Pictures/20000001000004B0000001642F2CB97D.svm" manifest:media-type=""/>
  <manifest:file-entry manifest:full-path="Pictures/20000001000001EB000000F24C04F8BB.svm" manifest:media-type=""/>
  <manifest:file-entry manifest:full-path="Pictures/20000001000001C50000013EE2AB9EAF.svm" manifest:media-type=""/>
  <manifest:file-entry manifest:full-path="Pictures/20000001000001C50000013E742FFDB4.svm" manifest:media-type=""/>
  <manifest:file-entry manifest:full-path="Pictures/2000000100000146000000F22A8C71D6.svm" manifest:media-type=""/>
  <manifest:file-entry manifest:full-path="Pictures/20000001000001EB000000F222D7CA18.svm" manifest:media-type=""/>
  <manifest:file-entry manifest:full-path="Pictures/200000010000014A000000F2DD642F3C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A_{\si{dB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6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8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TexMathsArgs="12§latex§A_v=10 \frac{\left(1+j \frac{\omega}{\omega_{c1}} \right)\left(1+j \frac{\omega}{\omega_{c2}} \right)}{\left(1+j \frac{\omega}{\omega_{q1}} \right)\left(1+j \frac{\omega}{\omega_{q2}} \right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latex§\begin{align*}&#10;\omega_{c1}&amp;=10^2\\&#10;\omega_{c2}&amp;=10^4\\&#10;\omega_{q1}&amp;=10^5\\&#10;\omega_{q2}&amp;=10^6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2.763cm" svg:y="0.755cm">
          <draw:image xlink:href="Pictures/2000001F00004F1D00003B56BDD1FC3A.wmf" xlink:type="simple" xlink:show="embed" xlink:actuate="onLoad">
            <text:p/>
          </draw:image>
          <draw:glue-point draw:id="4" svg:x="-0.43cm" svg:y="1.08cm"/>
          <draw:glue-point draw:id="5" svg:x="1.578cm" svg:y="-2.451cm"/>
          <draw:glue-point draw:id="6" svg:x="0.524cm" svg:y="-0.514cm"/>
        </draw:frame>
        <draw:frame draw:style-name="gr2" draw:text-style-name="P1" draw:layer="layout" svg:width="0.709cm" svg:height="0.374cm" svg:x="2.697cm" svg:y="0.332cm">
          <draw:image xlink:href="Pictures/20000001000002500000013934FC2C3D.svm" xlink:type="simple" xlink:show="embed" xlink:actuate="onLoad">
            <text:p/>
          </draw:image>
        </draw:frame>
        <draw:frame draw:style-name="gr3" draw:text-style-name="P1" draw:layer="layout" svg:width="0.182cm" svg:height="0.289cm" svg:x="3.118cm" svg:y="4.199cm">
          <draw:image xlink:href="Pictures/2000000100000099000000F23ECEBF7C.svm" xlink:type="simple" xlink:show="embed" xlink:actuate="onLoad">
            <text:p/>
          </draw:image>
        </draw:frame>
        <draw:frame draw:style-name="gr4" draw:text-style-name="P1" draw:layer="layout" svg:width="0.39cm" svg:height="0.289cm" svg:x="2.91cm" svg:y="3.705cm">
          <draw:image xlink:href="Pictures/2000000100000146000000F22A8C71D6.svm" xlink:type="simple" xlink:show="embed" xlink:actuate="onLoad">
            <text:p/>
          </draw:image>
        </draw:frame>
        <draw:frame draw:style-name="gr5" draw:text-style-name="P1" draw:layer="layout" svg:width="0.401cm" svg:height="0.294cm" svg:x="2.899cm" svg:y="3.217cm">
          <draw:image xlink:href="Pictures/200000010000014F000000F62BCA0C70.svm" xlink:type="simple" xlink:show="embed" xlink:actuate="onLoad">
            <text:p/>
          </draw:image>
        </draw:frame>
        <draw:frame draw:style-name="gr6" draw:text-style-name="P1" draw:layer="layout" svg:width="0.395cm" svg:height="0.289cm" svg:x="2.905cm" svg:y="2.764cm">
          <draw:image xlink:href="Pictures/200000010000014A000000F23BD44D5A.svm" xlink:type="simple" xlink:show="embed" xlink:actuate="onLoad">
            <text:p/>
          </draw:image>
        </draw:frame>
        <draw:frame draw:style-name="gr7" draw:text-style-name="P1" draw:layer="layout" svg:width="0.395cm" svg:height="0.289cm" svg:x="2.905cm" svg:y="2.317cm">
          <draw:image xlink:href="Pictures/200000010000014A000000F2DD642F3C.svm" xlink:type="simple" xlink:show="embed" xlink:actuate="onLoad">
            <text:p/>
          </draw:image>
        </draw:frame>
        <draw:frame draw:style-name="gr8" draw:text-style-name="P1" draw:layer="layout" svg:width="0.588cm" svg:height="0.289cm" svg:x="2.712cm" svg:y="1.854cm">
          <draw:image xlink:href="Pictures/20000001000001EB000000F222D7CA18.svm" xlink:type="simple" xlink:show="embed" xlink:actuate="onLoad">
            <text:p/>
          </draw:image>
        </draw:frame>
        <draw:frame draw:style-name="gr9" draw:text-style-name="P1" draw:layer="layout" svg:width="0.588cm" svg:height="0.289cm" svg:x="2.712cm" svg:y="1.368cm">
          <draw:image xlink:href="Pictures/20000001000001EB000000F24C04F8BB.svm" xlink:type="simple" xlink:show="embed" xlink:actuate="onLoad">
            <text:p/>
          </draw:image>
        </draw:frame>
        <draw:frame draw:style-name="gr10" draw:text-style-name="P1" draw:layer="layout" svg:width="0.588cm" svg:height="0.294cm" svg:x="2.72cm" svg:y="0.926cm">
          <draw:image xlink:href="Pictures/20000001000001EB000000F6F73EDAEE.svm" xlink:type="simple" xlink:show="embed" xlink:actuate="onLoad">
            <text:p/>
          </draw:image>
        </draw:frame>
        <draw:frame draw:style-name="gr11" draw:text-style-name="P1" draw:layer="layout" svg:width="0.542cm" svg:height="0.38cm" svg:x="4.197cm" svg:y="4.601cm">
          <draw:image xlink:href="Pictures/20000001000001C50000013EE2AB9EAF.svm" xlink:type="simple" xlink:show="embed" xlink:actuate="onLoad">
            <text:p/>
          </draw:image>
        </draw:frame>
        <draw:frame draw:style-name="gr12" draw:text-style-name="P1" draw:layer="layout" svg:width="0.547cm" svg:height="0.38cm" svg:x="5.257cm" svg:y="4.601cm">
          <draw:image xlink:href="Pictures/20000001000001C90000013EC275EA40.svm" xlink:type="simple" xlink:show="embed" xlink:actuate="onLoad">
            <text:p/>
          </draw:image>
        </draw:frame>
        <draw:frame draw:style-name="gr13" draw:text-style-name="P1" draw:layer="layout" svg:width="0.542cm" svg:height="0.38cm" svg:x="6.326cm" svg:y="4.601cm">
          <draw:image xlink:href="Pictures/20000001000001C50000013E742FFDB4.svm" xlink:type="simple" xlink:show="embed" xlink:actuate="onLoad">
            <text:p/>
          </draw:image>
        </draw:frame>
        <draw:frame draw:style-name="gr14" draw:text-style-name="P1" draw:layer="layout" svg:width="0.542cm" svg:height="0.38cm" svg:x="3.171cm" svg:y="4.601cm">
          <draw:image xlink:href="Pictures/20000001000001C50000013E013E3BEB.svm" xlink:type="simple" xlink:show="embed" xlink:actuate="onLoad">
            <text:p/>
          </draw:image>
        </draw:frame>
        <draw:frame draw:style-name="gr15" draw:text-style-name="P2" xml:id="id1" draw:id="id1" draw:layer="layout" svg:width="2.229cm" svg:height="1.571cm" svg:x="7.863cm" svg:y="2.073cm">
          <draw:text-box>
            <text:p text:style-name="P2">بیس ڈیسی</text:p>
            <text:p text:style-name="P2"><text:s/>بیل فی دہائی</text:p>
          </draw:text-box>
        </draw:frame>
        <draw:frame draw:style-name="gr16" draw:text-style-name="P1" draw:layer="layout" svg:width="1.439cm" svg:height="0.426cm" svg:x="7.275cm" svg:y="4.571cm">
          <draw:image xlink:href="Pictures/20000001000004B0000001642F2CB97D.svm" xlink:type="simple" xlink:show="embed" xlink:actuate="onLoad">
            <text:p/>
          </draw:image>
        </draw:frame>
        <draw:connector draw:style-name="gr17" draw:text-style-name="P1" draw:layer="layout" draw:type="curve" draw:line-skew="4.571cm -1.885cm" svg:x1="7.863cm" svg:y1="2.858cm" svg:x2="5.239cm" svg:y2="3.224cm" draw:start-shape="id1" draw:start-glue-point="3" draw:end-shape="id2" draw:end-glue-point="4" svg:d="m7863 2858c-1543 0-1286 288-1556 458s-1068 221-1068-92">
          <text:p/>
        </draw:connector>
        <draw:connector draw:style-name="gr17" draw:text-style-name="P1" draw:layer="layout" draw:type="curve" draw:line-skew="5.133cm 1.782cm" svg:x1="7.863cm" svg:y1="2.858cm" svg:x2="6.325cm" svg:y2="1.791cm" draw:start-shape="id1" draw:start-glue-point="3" draw:end-shape="id2" draw:end-glue-point="5" svg:d="m7863 2858c-700 0-583-411-793-585s-745-113-745-482">
          <text:p/>
        </draw:connector>
        <draw:frame draw:style-name="gr15" draw:text-style-name="P2" xml:id="id3" draw:id="id3" draw:layer="layout" svg:width="2.403cm" svg:height="1.571cm" svg:x="0.296cm" svg:y="3.258cm">
          <draw:text-box>
            <text:p text:style-name="P2">چالیس ڈیسی</text:p>
            <text:p text:style-name="P2"><text:s/>بیل فی دہائی</text:p>
          </draw:text-box>
        </draw:frame>
        <draw:connector draw:style-name="gr17" draw:text-style-name="P1" draw:layer="layout" draw:type="curve" draw:line-skew="2.015cm" svg:x1="1.497cm" svg:y1="3.258cm" svg:x2="5.754cm" svg:y2="2.578cm" draw:start-shape="id3" draw:start-glue-point="0" draw:end-shape="id2" draw:end-glue-point="6" svg:d="m1497 3258c0-1482 4257-1142 4257-680">
          <text:p/>
        </draw:connector>
        <draw:frame draw:style-name="gr18" draw:text-style-name="P1" draw:layer="layout" svg:width="4.717cm" svg:height="1.124cm" svg:x="7.715cm" svg:y="0.381cm">
          <draw:image xlink:href="Pictures/2000000100000F5C000003AA34D2C558.svm" xlink:type="simple" xlink:show="embed" xlink:actuate="onLoad">
            <text:p/>
          </draw:image>
        </draw:frame>
        <draw:frame draw:style-name="gr19" draw:text-style-name="P1" draw:layer="layout" svg:width="1.461cm" svg:height="2.115cm" svg:x="10.679cm" svg:y="1.877cm">
          <draw:image xlink:href="Pictures/20000001000005B60000084410C54D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7T12:24:59</meta:creation-date>
    <meta:editing-duration>PT20M18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07T12:45:12</dc:date>
    <dc:creator>kkk </dc:creator>
    <meta:document-statistic meta:object-count="22"/>
    <meta:template xlink:type="simple" xlink:actuate="onRequest" xlink:title="kkkFigures" xlink:href="../../../../.libreoffice/3/user/template/kkkFigures.otg" meta:date="2014-07-07T12:24:56"/>
  </office:meta>
</office:document-meta>
</file>